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6" style:family="paragraph" style:parent-style-name="Standard">
      <style:text-properties officeooo:rsid="001379c4" officeooo:paragraph-rsid="001379c4"/>
    </style:style>
    <style:style style:name="P7" style:family="paragraph" style:parent-style-name="Standard">
      <style:text-properties officeooo:paragraph-rsid="001379c4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officeooo:rsid="001379c4"/>
    </style:style>
    <style:style style:name="T7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8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8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9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9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3">-----------------------------------------------------------------------------</text:p>
      <text:p text:style-name="P14">02 abril 2026</text:p>
      <text:h text:style-name="P5" text:outline-level="2">Git local</text:h>
      <text:p text:style-name="P4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10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10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14">-----------------------------------------------------------------------------------------------------------------</text:p>
      <text:h text:style-name="P5" text:outline-level="2">Commit (guardado) que hice</text:h>
      <text:list text:style-name="L4">
        <text:list-item>
          <text:p text:style-name="P11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11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11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11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14">--------------------------------------------------------------------------------------------</text:p>
      <text:p text:style-name="P6">03-04-2026 <text:s/>00:01</text:p>
      <text:p text:style-name="P6"/>
      <text:p text:style-name="P7"><text:span text:style-name="T6">antes de guardar en git local me dejo esta nota: </text:span><text:span text:style-name="T5">Nota pequeña (QA)</text:span></text:p>
      <text:p text:style-name="P4"><text:span text:style-name="T2">Quedó repetido el item </text:span><text:span text:style-name="Source_20_Text"><text:span text:style-name="T4">admin_buyers_sorting</text:span></text:span><text:span text:style-name="T2"> en el TODO interno (no afecta el código). Si quieres, lo limpio luego.</text:span></text:p>
      <text:p text:style-name="P15"><text:span text:style-name="T7">Si quieres el siguiente refinamiento UX (opcional), te propongo:</text:span></text:p>
      <text:list text:style-name="L5">
        <text:list-item>
          <text:p text:style-name="P13"><text:span text:style-name="T2">mostrar labels más amigables en el badge (en vez de </text:span><text:span text:style-name="Source_20_Text"><text:span text:style-name="T4">pending/approved/...</text:span></text:span><text:span text:style-name="T2">), y</text:span></text:p>
        </text:list-item>
        <text:list-item>
          <text:p text:style-name="P13"><text:span text:style-name="T2">que el detalle se “recargue” si cambias el filtro </text:span><text:span text:style-name="Source_20_Text"><text:span text:style-name="T4">status</text:span></text:span><text:span text:style-name="T2"> o el orden (ahora se cachea con </text:span><text:span text:style-name="Source_20_Text"><text:span text:style-name="T4">data-loaded=1</text:span></text:span><text:span text:style-name="T2"> por panel).</text:span></text:p>
        </text:list-item>
      </text:list>
      <text:p text:style-name="P6">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3T00:01:40.832780616</dc:date>
    <meta:editing-duration>PT46M50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7" meta:word-count="185" meta:character-count="1551" meta:non-whitespace-character-count="1404"/>
  </office:meta>
</office:document-meta>
</file>